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UtilTest.should_scream_when_not_a_mock_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UtilTest.should_not_redefine_MockName_if_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UtilTest.should_redefine_MockName_if_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UtilTest.should_get_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UtilTest.should_know_if_type_is_moc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UtilTest.should_validate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UtilTest.should_scream_when_null_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UtilTest.should_validate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UtilTest.should_get_mock_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